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family-generic="system" style:font-pitch="variable"/>
    <style:font-face style:name="Lohit Devanagari" svg:font-family="'Lohit Devanagari'"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5.667cm" style:rel-column-width="21845*"/>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078b65" officeooo:paragraph-rsid="00078b65"/>
    </style:style>
    <style:style style:name="P2" style:family="paragraph" style:parent-style-name="Standard">
      <style:text-properties officeooo:rsid="0007a8be" officeooo:paragraph-rsid="0007a8be"/>
    </style:style>
    <style:style style:name="P3" style:family="paragraph" style:parent-style-name="Standard">
      <style:text-properties officeooo:rsid="0007a8be" officeooo:paragraph-rsid="000da7af"/>
    </style:style>
    <style:style style:name="P4" style:family="paragraph" style:parent-style-name="Standard">
      <style:text-properties officeooo:rsid="000da7af" officeooo:paragraph-rsid="000da7af"/>
    </style:style>
    <style:style style:name="P5" style:family="paragraph" style:parent-style-name="Standard">
      <style:text-properties officeooo:rsid="001289b2" officeooo:paragraph-rsid="001289b2"/>
    </style:style>
    <style:style style:name="P6" style:family="paragraph" style:parent-style-name="Standard">
      <style:text-properties officeooo:rsid="001376a4" officeooo:paragraph-rsid="001376a4"/>
    </style:style>
    <style:style style:name="P7" style:family="paragraph" style:parent-style-name="Standard">
      <style:text-properties officeooo:rsid="00156f43" officeooo:paragraph-rsid="00156f43"/>
    </style:style>
    <style:style style:name="P8" style:family="paragraph" style:parent-style-name="Table_20_Contents">
      <style:text-properties officeooo:rsid="005b0565" officeooo:paragraph-rsid="005b0565"/>
    </style:style>
    <style:style style:name="P9" style:family="paragraph" style:parent-style-name="Standard">
      <style:text-properties officeooo:rsid="001376a4" officeooo:paragraph-rsid="001376a4"/>
    </style:style>
    <style:style style:name="P10" style:family="paragraph" style:parent-style-name="Standard">
      <style:text-properties officeooo:rsid="001376a4" officeooo:paragraph-rsid="001df337"/>
    </style:style>
    <style:style style:name="P11" style:family="paragraph" style:parent-style-name="Standard">
      <style:text-properties officeooo:rsid="001376a4" officeooo:paragraph-rsid="001f5d45"/>
    </style:style>
    <style:style style:name="P12" style:family="paragraph" style:parent-style-name="Standard">
      <style:text-properties officeooo:rsid="001376a4" officeooo:paragraph-rsid="004585e6"/>
    </style:style>
    <style:style style:name="P13" style:family="paragraph" style:parent-style-name="Standard">
      <style:text-properties officeooo:rsid="00156f43" officeooo:paragraph-rsid="00156f43"/>
    </style:style>
    <style:style style:name="P14" style:family="paragraph" style:parent-style-name="Standard">
      <style:text-properties officeooo:rsid="001872a2" officeooo:paragraph-rsid="001872a2"/>
    </style:style>
    <style:style style:name="P15" style:family="paragraph" style:parent-style-name="Standard">
      <style:text-properties officeooo:rsid="001a9f39" officeooo:paragraph-rsid="001a9f39"/>
    </style:style>
    <style:style style:name="P16" style:family="paragraph" style:parent-style-name="Standard">
      <style:text-properties officeooo:rsid="001f5d45" officeooo:paragraph-rsid="001f5d45"/>
    </style:style>
    <style:style style:name="P17" style:family="paragraph" style:parent-style-name="Standard">
      <style:text-properties officeooo:rsid="0021030c" officeooo:paragraph-rsid="0021030c"/>
    </style:style>
    <style:style style:name="P18" style:family="paragraph" style:parent-style-name="Standard">
      <style:text-properties officeooo:rsid="002540cf" officeooo:paragraph-rsid="002540cf"/>
    </style:style>
    <style:style style:name="P19" style:family="paragraph" style:parent-style-name="Standard">
      <style:text-properties officeooo:rsid="00277a3a" officeooo:paragraph-rsid="00277a3a"/>
    </style:style>
    <style:style style:name="P20" style:family="paragraph" style:parent-style-name="Standard">
      <style:text-properties fo:font-size="15pt" officeooo:rsid="00078b65" officeooo:paragraph-rsid="002b21c5" style:font-size-asian="15pt" style:font-size-complex="15pt"/>
    </style:style>
    <style:style style:name="P21" style:family="paragraph" style:parent-style-name="Standard">
      <style:text-properties fo:font-size="15pt" fo:font-weight="bold" officeooo:rsid="00078b65" officeooo:paragraph-rsid="00078b65" style:font-size-asian="15pt" style:font-weight-asian="bold" style:font-size-complex="15pt" style:font-weight-complex="bold"/>
    </style:style>
    <style:style style:name="P22" style:family="paragraph" style:parent-style-name="Standard">
      <style:paragraph-properties fo:text-align="center" style:justify-single-word="false"/>
      <style:text-properties fo:font-size="28pt" officeooo:rsid="00078b65" officeooo:paragraph-rsid="00078b65" style:font-size-asian="28pt" style:font-size-complex="28pt"/>
    </style:style>
    <style:style style:name="P23" style:family="paragraph" style:parent-style-name="Standard">
      <style:paragraph-properties fo:text-align="center" style:justify-single-word="false"/>
      <style:text-properties fo:font-size="28pt" fo:font-style="normal" style:text-underline-style="solid" style:text-underline-width="auto" style:text-underline-color="font-color" fo:font-weight="bold" officeooo:rsid="00078b65" officeooo:paragraph-rsid="00078b65" style:font-size-asian="28pt" style:font-style-asian="normal" style:font-weight-asian="bold" style:font-size-complex="28pt" style:font-style-complex="normal" style:font-weight-complex="bold"/>
    </style:style>
    <style:style style:name="P24" style:family="paragraph" style:parent-style-name="Standard">
      <style:text-properties fo:font-size="16pt" fo:font-style="italic" officeooo:rsid="00078b65" officeooo:paragraph-rsid="00078b65" style:font-size-asian="16pt" style:font-style-asian="italic" style:font-size-complex="16pt" style:font-style-complex="italic"/>
    </style:style>
    <style:style style:name="P25" style:family="paragraph" style:parent-style-name="Standard">
      <style:text-properties officeooo:rsid="00078b65" officeooo:paragraph-rsid="00078b65"/>
    </style:style>
    <style:style style:name="P26" style:family="paragraph" style:parent-style-name="Standard">
      <style:text-properties officeooo:rsid="002e4e3f" officeooo:paragraph-rsid="002e4e3f"/>
    </style:style>
    <style:style style:name="P27" style:family="paragraph" style:parent-style-name="Standard">
      <style:text-properties officeooo:rsid="0007a8be" officeooo:paragraph-rsid="0007a8be"/>
    </style:style>
    <style:style style:name="P28" style:family="paragraph" style:parent-style-name="Standard">
      <style:text-properties officeooo:rsid="0007a8be" officeooo:paragraph-rsid="000da7af"/>
    </style:style>
    <style:style style:name="P29" style:family="paragraph" style:parent-style-name="Standard">
      <style:text-properties officeooo:rsid="0007a8be" officeooo:paragraph-rsid="0037ab5d"/>
    </style:style>
    <style:style style:name="P30" style:family="paragraph" style:parent-style-name="Standard">
      <style:text-properties officeooo:rsid="001289b2" officeooo:paragraph-rsid="001289b2"/>
    </style:style>
    <style:style style:name="P31" style:family="paragraph" style:parent-style-name="Standard">
      <style:text-properties officeooo:rsid="00327af7" officeooo:paragraph-rsid="00327af7"/>
    </style:style>
    <style:style style:name="P32" style:family="paragraph" style:parent-style-name="Standard">
      <style:text-properties officeooo:rsid="004bee00" officeooo:paragraph-rsid="004bee00"/>
    </style:style>
    <style:style style:name="P33" style:family="paragraph" style:parent-style-name="Standard">
      <style:text-properties officeooo:rsid="005b0565" officeooo:paragraph-rsid="005b0565"/>
    </style:style>
    <style:style style:name="T1" style:family="text">
      <style:text-properties officeooo:rsid="0007a8be"/>
    </style:style>
    <style:style style:name="T2" style:family="text">
      <style:text-properties officeooo:rsid="000da7af"/>
    </style:style>
    <style:style style:name="T3" style:family="text">
      <style:text-properties officeooo:rsid="001df337"/>
    </style:style>
    <style:style style:name="T4" style:family="text">
      <style:text-properties officeooo:rsid="001f5d45"/>
    </style:style>
    <style:style style:name="T5" style:family="text">
      <style:text-properties officeooo:rsid="0024671d"/>
    </style:style>
    <style:style style:name="T6" style:family="text">
      <style:text-properties fo:font-weight="bold" style:font-weight-asian="bold" style:font-weight-complex="bold"/>
    </style:style>
    <style:style style:name="T7" style:family="text">
      <style:text-properties officeooo:rsid="002ce119"/>
    </style:style>
    <style:style style:name="T8" style:family="text">
      <style:text-properties officeooo:rsid="0031a424"/>
    </style:style>
    <style:style style:name="T9" style:family="text">
      <style:text-properties officeooo:rsid="0032ddc0"/>
    </style:style>
    <style:style style:name="T10" style:family="text">
      <style:text-properties officeooo:rsid="00334afe"/>
    </style:style>
    <style:style style:name="T11" style:family="text">
      <style:text-properties officeooo:rsid="004866c2"/>
    </style:style>
    <style:style style:name="T12" style:family="text">
      <style:text-properties officeooo:rsid="004e43bd"/>
    </style:style>
    <style:style style:name="T13" style:family="text">
      <style:text-properties officeooo:rsid="00512df6"/>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Machine Learning: CSL603</text:p>
      <text:p text:style-name="P22"/>
      <text:p text:style-name="P24"><text:span text:style-name="T6">Assignment 1</text:span>: Train model to classify the reviews using Decision Tree.</text:p>
      <text:p text:style-name="P1"/>
      <text:p text:style-name="P20"><text:span text:style-name="T6">1. Attribute List:</text:span></text:p>
      <text:p text:style-name="P20">To Extract attribute list I have sorted the attributes w.r.t sentiment values and then extracted the top 2500 and bottom 2500 values. Also I have used a way in which <text:span text:style-name="T7">I have set a sentiment threshold for positive and negative reviews and then extracted the reviews accordingly. Further this attribute list is refined before making decision tree. In refinement process extra attributes(which are not present in any of the reviews of the training examples) are removed.</text:span></text:p>
      <text:p text:style-name="P1"/>
      <text:p text:style-name="P21">2. <text:span text:style-name="T1">Decision tree - ID3 algorithm:</text:span></text:p>
      <text:p text:style-name="P1"/>
      <text:p text:style-name="P26">As mentioned in the assignment ID3 algorithm is used to construct decision trees.</text:p>
      <text:p text:style-name="P26"/>
      <text:p text:style-name="P2">After making <text:span text:style-name="T8">Normal </text:span>Decision tree :</text:p>
      <text:p text:style-name="P2"/>
      <text:p text:style-name="P4">Number of Nodes: 733</text:p>
      <text:p text:style-name="P5">Height: 249</text:p>
      <text:p text:style-name="P5"/>
      <text:p text:style-name="P2">Respective training and test error:</text:p>
      <text:p text:style-name="P2"/>
      <text:p text:style-name="P2">./train/train_dataset.txt <text:s/>error: <text:s/>0.129</text:p>
      <text:p text:style-name="P2">./test/test_dataset.txt <text:s/>error: <text:s/>0.371</text:p>
      <text:p text:style-name="P2"/>
      <text:p text:style-name="P31">For Early stopping process of decision tree making I havve used the following criteria:</text:p>
      <text:p text:style-name="P31">1) Depth – Depth for the tree is fixed to avoid deep tree as they most probably will overfit the training set.</text:p>
      <text:p text:style-name="P31"/>
      <text:p text:style-name="P31">2) Ratio – A ratio of +ve and -ve examples are set so that if ratio of +ve and -ve examples are very less then we can stop going down in that branch because that will again lead to overfitting.</text:p>
      <text:p text:style-name="P31">Eg. if at any node we have 2 -ve and 30 +ve examples during training then further diving it may lead to overfitting.</text:p>
      <text:p text:style-name="P31"/>
      <text:p text:style-name="P31">3) <text:span text:style-name="T9">Percentage of Review – In this feature I’m trying to check whether number of reviews are sufficient with respect to overall training set. For Eg. If remaining examples at this node = 0.01% of overall training examples then may be further splitting will not be useful.</text:span></text:p>
      <text:p text:style-name="P31"/>
      <text:p text:style-name="P3">After making <text:span text:style-name="T2">Early stopped </text:span>Decision tree <text:span text:style-name="T10">for depth = 100, ratio = 0.1 and percentage_review = 0%</text:span>:</text:p>
      <text:p text:style-name="P3"/>
      <text:p text:style-name="P4">Number of Nodes: <text:span text:style-name="T12">385</text:span></text:p>
      <text:p text:style-name="P5">Height: <text:span text:style-name="T12">100</text:span></text:p>
      <text:p text:style-name="P5"/>
      <text:p text:style-name="P29">Respective training and test error:</text:p>
      <text:p text:style-name="P2"/>
      <text:p text:style-name="P2">./train/train_dataset.txt <text:s/>error: <text:s/>0.162</text:p>
      <text:p text:style-name="P2">./test/test_dataset.txt <text:s/>error: <text:s/>0.352</text:p>
      <text:p text:style-name="P2"/>
      <text:p text:style-name="P2"/>
      <text:p text:style-name="P32">**All attributes are used once only during one decision tree making process.</text:p>
      <text:p text:style-name="P6"/>
      <text:p text:style-name="P17"><text:soft-page-break/>The test/train error for normal tree is <text:span text:style-name="T13">less</text:span> compared to early stopped tree. <text:span text:style-name="T5">Sometimes train error for normal is more than early stopped tree(depending upon conditons) but test error is generally found less for early stopped tree.</text:span></text:p>
      <text:p text:style-name="P17"/>
      <text:p text:style-name="P6">**Result can be seen in exp<text:span text:style-name="T3">2</text:span>.txt file.</text:p>
      <text:p text:style-name="P6"/>
      <text:p text:style-name="P6"/>
      <text:p text:style-name="P6">3. Effect of Noise addition in Training set:</text:p>
      <text:p text:style-name="P6">a) .5% noise addition:</text:p>
      <text:p text:style-name="P6"><text:tab/></text:p>
      <text:p text:style-name="P6"><text:tab/>./train/train_dataset.txt <text:s/>error: <text:s/>0.12</text:p>
      <text:p text:style-name="P6"><text:tab/>./test/test_dataset.txt <text:s/>error: <text:s/>0.351</text:p>
      <text:p text:style-name="P6"/>
      <text:p text:style-name="P6">b) 1% noise addtion:</text:p>
      <text:p text:style-name="P6"><text:tab/></text:p>
      <text:p text:style-name="P12"><text:tab/>./train/train_dataset.txt <text:s/>error: <text:s/>0.125</text:p>
      <text:p text:style-name="P12"><text:tab/>./test/test_dataset.txt <text:s/>error: <text:s/>0.371</text:p>
      <text:p text:style-name="P6"/>
      <text:p text:style-name="P7">c) 5% noise addition:</text:p>
      <text:p text:style-name="P7"/>
      <text:p text:style-name="P7"><text:tab/>./train/train_dataset.txt <text:s/>error: <text:s/>0.128</text:p>
      <text:p text:style-name="P7"><text:tab/>./test/test_dataset.txt <text:s/>error: <text:s/>0.377</text:p>
      <text:p text:style-name="P7"/>
      <text:p text:style-name="P7">d) 10% noise addition:</text:p>
      <text:p text:style-name="P7"><text:tab/></text:p>
      <text:p text:style-name="P7">.<text:tab/>/train/train_dataset.txt <text:s/>error: <text:s/>0.129</text:p>
      <text:p text:style-name="P7"><text:tab/>./test/test_dataset.txt <text:s/>error: <text:s/>0.374</text:p>
      <text:p text:style-name="P7"/>
      <text:p text:style-name="P18">observing results the error <text:span text:style-name="T11">oscillates</text:span>.</text:p>
      <text:p text:style-name="P10">**Result can be seen in exp<text:span text:style-name="T3">3</text:span>.txt file.</text:p>
      <text:p text:style-name="P7"/>
      <text:p text:style-name="P14">4. In Pruning I have traversed the tree level wise from bottom to top. Now while traversing the tree if by removing the child of that node reduces the error then remove the childs and if error increases then again attach the child. Similarly repeat this process for all nodes. We can minimize the process by reducing the number check which can be done by not checking those nodes whose child is already checked and is giving more error on removing its child.</text:p>
      <text:p text:style-name="P14"/>
      <text:p text:style-name="P15">Error:</text:p>
      <text:p text:style-name="P15"><text:tab/>./train/train_dataset.txt <text:s/>error: <text:s/>0.177</text:p>
      <text:p text:style-name="P15"><text:tab/>./test/test_dataset.txt <text:s/>error: <text:s/>0.351</text:p>
      <text:p text:style-name="P15"/>
      <text:p text:style-name="P19">We can observe that the test error decreases after pruning the normal decision tree but the training eror increases this implies that decision tree is overfitting the train data set.</text:p>
      <text:p text:style-name="P15"/>
      <text:p text:style-name="P11">**Result can be seen in exp<text:span text:style-name="T4">4</text:span>.txt file.</text:p>
      <text:p text:style-name="P11"/>
      <text:p text:style-name="P16">5. Feature Bagging:</text:p>
      <text:p text:style-name="P16"/>
      <text:p text:style-name="P33">I have used 1000 attributes per decision tree. Following are the result of Feature Bagging.</text:p>
      <text:p text:style-name="P16"/>
      <table:table table:name="Table1" table:style-name="Table1">
        <table:table-column table:style-name="Table1.A" table:number-columns-repeated="3"/>
        <table:table-row>
          <table:table-cell table:style-name="Table1.A1" office:value-type="string">
            <text:p text:style-name="P8">Number of Trees</text:p>
          </table:table-cell>
          <table:table-cell table:style-name="Table1.A1" office:value-type="string">
            <text:p text:style-name="P8">Training Error</text:p>
          </table:table-cell>
          <table:table-cell table:style-name="Table1.C1" office:value-type="string">
            <text:p text:style-name="P8">Test Error</text:p>
          </table:table-cell>
        </table:table-row>
        <table:table-row>
          <table:table-cell table:style-name="Table1.A2" office:value-type="string">
            <text:p text:style-name="P8">1</text:p>
          </table:table-cell>
          <table:table-cell table:style-name="Table1.A2" office:value-type="string">
            <text:p text:style-name="P8">15.8</text:p>
          </table:table-cell>
          <table:table-cell table:style-name="Table1.C2" office:value-type="string">
            <text:p text:style-name="P8">37.0</text:p>
          </table:table-cell>
        </table:table-row>
        <table:table-row>
          <table:table-cell table:style-name="Table1.A2" office:value-type="string">
            <text:p text:style-name="P8">5</text:p>
          </table:table-cell>
          <table:table-cell table:style-name="Table1.A2" office:value-type="string">
            <text:p text:style-name="P8">14.3</text:p>
          </table:table-cell>
          <table:table-cell table:style-name="Table1.C2" office:value-type="string">
            <text:p text:style-name="P8">37.1</text:p>
          </table:table-cell>
        </table:table-row>
        <table:table-row>
          <table:table-cell table:style-name="Table1.A2" office:value-type="string">
            <text:p text:style-name="P8">10</text:p>
          </table:table-cell>
          <table:table-cell table:style-name="Table1.A2" office:value-type="string">
            <text:p text:style-name="P8">14.5</text:p>
          </table:table-cell>
          <table:table-cell table:style-name="Table1.C2" office:value-type="string">
            <text:p text:style-name="P8">35.7</text:p>
          </table:table-cell>
        </table:table-row>
        <table:table-row>
          <table:table-cell table:style-name="Table1.A2" office:value-type="string">
            <text:p text:style-name="P8">15</text:p>
          </table:table-cell>
          <table:table-cell table:style-name="Table1.A2" office:value-type="string">
            <text:p text:style-name="P8">14.4</text:p>
          </table:table-cell>
          <table:table-cell table:style-name="Table1.C2" office:value-type="string">
            <text:p text:style-name="P8">37.1</text:p>
          </table:table-cell>
        </table:table-row>
        <text:soft-page-break/>
        <table:table-row>
          <table:table-cell table:style-name="Table1.A2" office:value-type="string">
            <text:p text:style-name="P8">20</text:p>
          </table:table-cell>
          <table:table-cell table:style-name="Table1.A2" office:value-type="string">
            <text:p text:style-name="P8">14.5</text:p>
          </table:table-cell>
          <table:table-cell table:style-name="Table1.C2" office:value-type="string">
            <text:p text:style-name="P8">36.4</text:p>
          </table:table-cell>
        </table:table-row>
        <table:table-row>
          <table:table-cell table:style-name="Table1.A2" office:value-type="string">
            <text:p text:style-name="P8">25</text:p>
          </table:table-cell>
          <table:table-cell table:style-name="Table1.A2" office:value-type="string">
            <text:p text:style-name="P8">14.7</text:p>
          </table:table-cell>
          <table:table-cell table:style-name="Table1.C2" office:value-type="string">
            <text:p text:style-name="P8">36.4</text:p>
          </table:table-cell>
        </table:table-row>
      </table:table>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family-generic="system" style:font-pitch="variable"/>
    <style:font-face style:name="Lohit Devanagari" svg:font-family="'Lohit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beration Sans1" style:font-family-asian="'Liberation Sans'"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28T12:28:35.993892308</meta:creation-date>
    <dc:date>2018-08-28T22:16:30.864775555</dc:date>
    <meta:editing-duration>PT3H6M30S</meta:editing-duration>
    <meta:editing-cycles>52</meta:editing-cycles>
    <meta:generator>LibreOffice/6.1.0.3$Linux_X86_64 LibreOffice_project/f663d5e6bbc10760d525e14882490d040a42706d</meta:generator>
    <meta:document-statistic meta:table-count="1" meta:image-count="0" meta:object-count="0" meta:page-count="3" meta:paragraph-count="73" meta:word-count="599" meta:character-count="3731" meta:non-whitespace-character-count="3159"/>
  </office:meta>
</office:document-meta>
</file>